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B97AA4F46F.png"/>
  <manifest:file-entry manifest:media-type="image/jpeg" manifest:full-path="Pictures/10000000000000BB00000022866C32DC.jpg"/>
  <manifest:file-entry manifest:media-type="" manifest:full-path="Pictures/200000070000487400002FA687FD1A33.svm"/>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20000007000010A500000FECC3676F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margin-top="0cm" fo:margin-bottom="0cm"/>
      <style:text-properties fo:font-style="italic" style:font-style-asian="italic" style:font-style-complex="italic"/>
    </style:style>
    <style:style style:name="P10" style:family="paragraph" style:parent-style-name="Text_20_body" style:master-page-name="">
      <style:paragraph-properties fo:margin-top="0cm" fo:margin-bottom="0cm" style:page-number="auto"/>
      <style:text-properties fo:font-style="italic" style:font-style-asian="italic" style:font-style-complex="italic"/>
    </style:style>
    <style:style style:name="P11" style:family="paragraph" style:parent-style-name="Heading">
      <style:text-properties fo:font-size="20pt" fo:font-weight="bold" style:font-size-asian="20pt" style:font-weight-asian="bold" style:font-size-complex="20pt" style:font-weight-complex="bold"/>
    </style:style>
    <style:style style:name="P12" style:family="paragraph" style:parent-style-name="Heading_20_1" style:list-style-name="L1"/>
    <style:style style:name="P13" style:family="paragraph" style:parent-style-name="Heading_20_2" style:list-style-name="L1"/>
    <style:style style:name="P14" style:family="paragraph" style:parent-style-name="Heading_20_2" style:list-style-name="L1">
      <style:text-properties fo:font-style="italic" style:font-style-asian="italic" style:font-style-complex="italic"/>
    </style:style>
    <style:style style:name="P15" style:family="paragraph" style:parent-style-name="Text_20_body" style:list-style-name="L2"/>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3">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italic" style:font-style-asian="italic" style:font-style-complex="italic"/>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und Nachname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dev.freebus.org/usr/local/svn/freebus</text:span></text:p>
      <text:p text:style-name="P3">Im folgenden wird beschrieben, welche Schritte und Tools nötig sind um den Zugang einzurichten. Unter Punkt 1 für Windows, Punkt 2 für Linux.</text:p>
      <text:p text:style-name="P3">Der SSH-Fingerprint unseres Servers ist: 53:06:27:da:4d:b6:5d:53:52:da:0b:46:a3:00:33:ee</text:p>
      <text:list xml:id="list38334560" text:style-name="L1">
        <text:list-item>
          <text:h text:style-name="P12" text:outline-level="1">WINDOWS</text:h>
          <text:list>
            <text:list-item>
              <text:h text:style-name="P13"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text:soft-page-break/>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38370258" text:continue-numbering="true" text:style-name="L1">
        <text:list-item>
          <text:list>
            <text:list-item>
              <text:h text:style-name="P13" text:outline-level="2">SSH Session konfigurieren</text:h>
            </text:list-item>
          </text:list>
        </text:list-item>
      </text:list>
      <text:p text:style-name="Text_20_body">Ladet euch das Programm putty runter, es ist z.B. <text:a xlink:type="simple" xlink:href="http://tartarus.org/~simon/putty-snapshots/x86/putty.exe">hier</text:a> zu finden. Ihr könnt es im gleichen Verzeichnis speichern wie den Keymaker und Pageant.</text:p>
      <text:p text:style-name="Text_20_body">Startet Putty nun und klickt unter Connection auf Data. Bei „Auto-login username“ tragt ihr euren Usernamen ein, den ihr von mir bekommen habt.</text:p>
      <text:p text:style-name="Text_20_body"><draw:frame draw:style-name="fr2" draw:name="Grafik5" text:anchor-type="paragraph" svg:width="8.5cm" style:rel-width="50%" svg:height="8.119cm" style:rel-height="35%" draw:z-index="4"><draw:image xlink:href="Pictures/10000000000001CB000001B97AA4F46F.png" xlink:type="simple" xlink:show="embed" xlink:actuate="onLoad"/></draw:frame></text:p>
      <text:p text:style-name="Text_20_body">Jetzt auf Session klicken, unter Saved Sessions Default Settings auswählen (muss blau hinterlegt sein). Dann auf Save klicken. Jetzt ist als Standard Username euer Username gespeichert, das ist wichtig, das ihr das Repo richtig auschecken könnt.</text:p>
      <text:list xml:id="list38371471" text:continue-numbering="true" text:style-name="L1">
        <text:list-item>
          <text:list>
            <text:list-item>
              <text:h text:style-name="P13"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3" draw:name="Grafik1" text:anchor-type="paragraph" svg:x="0.554cm" svg:y="0.175cm" svg:width="0.529cm" svg:height="0.584cm" draw:z-index="1"><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2" draw:name="Grafik3" text:anchor-type="paragraph" svg:width="4.166cm" svg:height="2.201cm" draw:z-index="3"><draw:image xlink:href="Pictures/10000000000000D80000007B8D9D342C.png" xlink:type="simple" xlink:show="embed" xlink:actuate="onLoad"/></draw:frame><text:soft-page-break/></text:p>
      <text:list xml:id="list38371192" text:continue-numbering="true" text:style-name="L1">
        <text:list-item>
          <text:list>
            <text:list-item>
              <text:h text:style-name="P13" text:outline-level="2">Username kontrollieren</text:h>
            </text:list-item>
          </text:list>
        </text:list-item>
      </text:list>
      <text:p text:style-name="Text_20_body">Jetzt kontrollieren wir ob der Username wie in 1.2 beschrieben richtig ist.</text:p>
      <text:p text:style-name="Text_20_body">Dafür einen Rechtsklick auf den Pageant und New Session auswählen:</text:p>
      <text:p text:style-name="Text_20_body"><draw:frame draw:style-name="fr2" draw:name="Grafik6" text:anchor-type="paragraph" svg:width="3.399cm" style:rel-width="20%" svg:height="3.247cm" style:rel-height="14%" draw:z-index="5"><draw:image xlink:href="Pictures/20000007000010A500000FECC3676FB9.svm" xlink:type="simple" xlink:show="embed" xlink:actuate="onLoad"/></draw:frame>Jetzt unter Connection-&gt;Data kontrollieren, dass der Username dort stimmt, falls das nicht passt, nochmal die Einstellungen von Punkt 1.2 wiederholen.</text:p>
      <text:list xml:id="list38358399" text:continue-numbering="true" text:style-name="L1">
        <text:list-item>
          <text:list>
            <text:list-item>
              <text:h text:style-name="P13"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38345406" text:style-name="L2">
        <text:list-item>
          <text:p text:style-name="P15">Name der Datei muss authorized_keys sein, keine Endung</text:p>
        </text:list-item>
        <text:list-item>
          <text:p text:style-name="P15">Datei auf den Server kopiert in das Verzeichnis .ssh</text:p>
        </text:list-item>
        <text:list-item>
          <text:p text:style-name="P15">pageant gestartet und Key geladen</text:p>
        </text:list-item>
      </text:list>
      <text:list xml:id="list38366589" text:continue-list="list38358399" text:style-name="L1">
        <text:list-item>
          <text:list>
            <text:list-item>
              <text:h text:style-name="P13"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text:soft-page-break/>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38367425" text:continue-numbering="true" text:style-name="L1">
        <text:list-item>
          <text:list>
            <text:list-item>
              <text:h text:style-name="P13"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xml:id="list38369526" text:continue-numbering="true" text:style-name="L1">
        <text:list-item>
          <text:list>
            <text:list-item>
              <text:h text:style-name="P13"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87FD1A33.svm" xlink:type="simple" xlink:show="embed" xlink:actuate="onLoad"/></draw:frame></text:p>
      <text:p text:style-name="Text_20_body">Dann unter den passenden Einträgen das folgende eintragen:</text:p>
      <text:p text:style-name="P8">[miscellany]<text:line-break/>enable-auto-props = yes<text:line-break/></text:p>
      <text:p text:style-name="P8">[auto-props]<text:line-break/><text:soft-page-break/>*.hex = svn:mime-type=application/octet-stream<text:line-break/>*.pdf = svn:mime-type=application/octet-stream<text:line-break/>*.c = svn:eol-style=LF<text:line-break/>*.h = svn:eol-style=LF<text:line-break/>Makefile = svn:eol-style=LF</text:p>
      <text:p text:style-name="P8"/>
      <text:list xml:id="list38352718" text:continue-numbering="true" text:style-name="L1">
        <text:list-item>
          <text:h text:style-name="P12"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xml:id="list38333519" text:style-name="L3">
        <text:list-item>
          <text:p text:style-name="P16"><text:span text:style-name="T4">Eclipse bietet über ein plugin SVN integration: </text:span><text:a xlink:type="simple" xlink:href="http://subclipse.tigris.org/"><text:span text:style-name="T4">http://subclipse.tigris.org/</text:span></text:a></text:p>
        </text:list-item>
        <text:list-item>
          <text:p text:style-name="P17">Für Ubuntu gibt’s ein Paket für die Integration von SVN in Nautilus (nautilus-script-collection-svn)</text:p>
        </text:list-item>
        <text:list-item>
          <text:p text:style-name="P16"><text:span text:style-name="T4">Für KDE gibt’s KDEsvn </text:span><text:a xlink:type="simple" xlink:href="http://kdesvn.alwins-world.de/"><text:span text:style-name="T4">http://kdesvn.alwins-world.de/</text:span></text:a></text:p>
        </text:list-item>
        <text:list-item>
          <text:p text:style-name="P16"><text:span text:style-name="T4">Für Gnome gibt’s NaughtySVN </text:span><text:a xlink:type="simple" xlink:href="http://naughtysvn.tigris.org/"><text:span text:style-name="T4">http://naughtysvn.tigris.org/</text:span></text:a></text:p>
        </text:list-item>
      </text:list>
      <text:list xml:id="list38375587" text:continue-list="list38352718" text:style-name="L1">
        <text:list-item>
          <text:list>
            <text:list-item>
              <text:h text:style-name="P13"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10"><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5">Nach Bestätigung der passphrase ist man auch schon fertig, es wurde ein öffentlicher und ein privater Schlüssen angelegt.</text:p>
      <text:list xml:id="list38353952" text:continue-numbering="true" text:style-name="L1">
        <text:list-item>
          <text:list>
            <text:list-item>
              <text:h text:style-name="P13" text:outline-level="2">Default Username festlegen</text:h>
            </text:list-item>
          </text:list>
        </text:list-item>
      </text:list>
      <text:p text:style-name="Text_20_body">Es ist jetzt nötig den ssh so zu konfigurieren das er als Usernamen euren richtigen sendet. Dafür müsst ihr die Datei ~/.ssh/config editieren.</text:p>
      <text:p text:style-name="Text_20_body">Das folgende muss dort drinstehen:</text:p>
      <text:p text:style-name="P7"><text:soft-page-break/>Host dev.freebus.org</text:p>
      <text:p text:style-name="P7"><text:tab/>User euerUserName</text:p>
      <text:list xml:id="list38368749" text:continue-numbering="true" text:style-name="L1">
        <text:list-item>
          <text:list>
            <text:list-item>
              <text:h text:style-name="P13"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9"><text:tab/>ssh-add</text:p>
      <text:p text:style-name="P7"><text:tab/>Enter passphrase for /home/username/.ssh/id_rsa:</text:p>
      <text:list xml:id="list38382503" text:continue-numbering="true" text:style-name="L1">
        <text:list-item>
          <text:list>
            <text:list-item>
              <text:h text:style-name="P13"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9"><text:tab/>mkdir /tmp/.ssh</text:p>
      <text:p text:style-name="P9"><text:tab/>cp ~/.ssh/id_rsa.pub /tmp/.ssh/authorized_keys</text:p>
      <text:p text:style-name="P7"><text:tab/>scp -r /tmp/.ssh &lt;user&gt;@dev.freebus.org:</text:p>
      <text:p text:style-name="Text_20_body">Überprüft hier, ob der Host-Fingerprint passt, steht ganz oben in diesem Dokument.</text:p>
      <text:list xml:id="list38361418" text:continue-numbering="true" text:style-name="L1">
        <text:list-item>
          <text:list>
            <text:list-item>
              <text:h text:style-name="P13"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4"><text:tab/>svn co svn+ssh://&lt;user&gt;@dev.freebus.org/usr/local/svn/freebus</text:p>
      <text:list xml:id="list38353767" text:continue-numbering="true" text:style-name="L1">
        <text:list-item>
          <text:list>
            <text:list-item>
              <text:h text:style-name="P14"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xml:id="list38374838" text:continue-numbering="true" text:style-name="L1">
        <text:list-item>
          <text:h text:style-name="P12"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text:soft-page-break/>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atthias Fechner</meta:initial-creator>
    <meta:creation-date>2007-11-11T21:28:26</meta:creation-date>
    <dc:creator>Matthias Fechner</dc:creator>
    <dc:date>2009-01-10T18:26:04.61</dc:date>
    <meta:editing-cycles>30</meta:editing-cycles>
    <meta:editing-duration>PT04H57M20S</meta:editing-duration>
    <meta:document-statistic meta:table-count="0" meta:image-count="6" meta:object-count="0" meta:page-count="7" meta:paragraph-count="101" meta:word-count="1328" meta:character-count="9254"/>
    <meta:user-defined meta:name="Info 1"/>
    <meta:user-defined meta:name="Info 2"/>
    <meta:user-defined meta:name="Info 3"/>
    <meta:user-defined meta:name="Info 4"/>
  </office:meta>
</office:document-meta>
</file>